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84F1B838.png" manifest:media-type="image/png"/>
  <manifest:file-entry manifest:full-path="Pictures/1000000100000080000000808CD4751B.png" manifest:media-type="image/png"/>
  <manifest:file-entry manifest:full-path="Pictures/1000000100000010000000107B72BB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6.665cm" table:align="left"/>
    </style:style>
    <style:style style:name="Table1.A" style:family="table-column">
      <style:table-column-properties style:column-width="5.122cm"/>
    </style:style>
    <style:style style:name="Table1.B" style:family="table-column">
      <style:table-column-properties style:column-width="1.692cm"/>
    </style:style>
    <style:style style:name="Table1.C" style:family="table-column">
      <style:table-column-properties style:column-width="9.851cm"/>
    </style:style>
    <style:style style:name="Table1.A1" style:family="table-cell">
      <style:table-cell-properties style:vertical-align="middle" fo:padding="0.049cm" fo:border="0.05pt solid #000000"/>
    </style:style>
    <style:style style:name="P1" style:family="paragraph" style:parent-style-name="Text_20_body">
      <style:text-properties officeooo:rsid="00162f9e"/>
    </style:style>
    <style:style style:name="P2" style:family="paragraph" style:parent-style-name="Heading_20_2">
      <style:text-properties officeooo:rsid="00162f9e"/>
    </style:style>
    <style:style style:name="P3" style:family="paragraph" style:parent-style-name="Text_20_body" style:list-style-name="L1">
      <style:paragraph-properties fo:margin-left="0cm" fo:margin-right="0cm" fo:margin-top="0cm" fo:margin-bottom="0cm" style:contextual-spacing="false" fo:text-indent="0cm" style:auto-text-indent="false"/>
      <style:text-properties officeooo:rsid="00162f9e"/>
    </style:style>
    <style:style style:name="P4" style:family="paragraph" style:parent-style-name="Text_20_body" style:list-style-name="L1">
      <style:text-properties officeooo:rsid="00162f9e"/>
    </style:style>
    <style:style style:name="P5" style:family="paragraph" style:parent-style-name="Text_20_body" style:list-style-name="L1">
      <style:paragraph-properties fo:margin-left="0cm" fo:margin-right="0cm" fo:text-indent="0cm" style:auto-text-indent="false"/>
      <style:text-properties officeooo:rsid="00162f9e"/>
    </style:style>
    <style:style style:name="P6"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officeooo:rsid="00162f9e"/>
    </style:style>
    <style:style style:name="P7" style:family="paragraph" style:parent-style-name="Table_20_Contents">
      <style:paragraph-properties fo:margin-left="0cm" fo:margin-right="0cm" fo:margin-top="0cm" fo:margin-bottom="0cm" style:contextual-spacing="false" fo:line-height="114%" fo:text-indent="0cm" style:auto-text-indent="false"/>
    </style:style>
    <style:style style:name="P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0" style:family="paragraph" style:parent-style-name="Text_20_body" style:list-style-name="L2">
      <style:text-properties officeooo:rsid="00162f9e"/>
    </style:style>
    <style:style style:name="P11" style:family="paragraph" style:parent-style-name="Text_20_body" style:list-style-name="L2">
      <style:paragraph-properties fo:margin-left="0cm" fo:margin-right="0cm" fo:text-indent="0cm" style:auto-text-indent="false"/>
      <style:text-properties officeooo:rsid="00162f9e"/>
    </style:style>
    <style:style style:name="P12" style:family="paragraph" style:parent-style-name="Text_20_body" style:list-style-name="L3">
      <style:text-properties officeooo:rsid="00162f9e"/>
    </style:style>
    <style:style style:name="P13" style:family="paragraph" style:parent-style-name="Text_20_body" style:list-style-name="L3">
      <style:paragraph-properties fo:margin-left="0cm" fo:margin-right="0cm" fo:text-indent="0cm" style:auto-text-indent="false"/>
      <style:text-properties officeooo:rsid="00162f9e"/>
    </style:style>
    <style:style style:name="P14" style:family="paragraph" style:parent-style-name="Heading_20_3">
      <style:text-properties officeooo:rsid="00162f9e"/>
    </style:style>
    <style:style style:name="P15" style:family="paragraph" style:parent-style-name="Text_20_body">
      <style:text-properties fo:font-weight="bold" officeooo:rsid="00162f9e"/>
    </style:style>
    <style:style style:name="P16" style:family="paragraph" style:parent-style-name="Text_20_body">
      <style:text-properties officeooo:rsid="00162f9e" officeooo:paragraph-rsid="00167353"/>
    </style:style>
    <style:style style:name="P17" style:family="paragraph" style:parent-style-name="Text_20_body">
      <style:text-properties officeooo:rsid="00162f9e" officeooo:paragraph-rsid="0017e8a5"/>
    </style:style>
    <style:style style:name="P18" style:family="paragraph" style:parent-style-name="Standard">
      <style:text-properties officeooo:rsid="00162f9e" officeooo:paragraph-rsid="0017e8a5"/>
    </style:style>
    <style:style style:name="P19" style:family="paragraph" style:parent-style-name="Text_20_body" style:list-style-name="L4">
      <style:paragraph-properties fo:margin-left="0cm" fo:margin-right="0cm" fo:margin-top="0cm" fo:margin-bottom="0.318cm" style:contextual-spacing="false" style:line-height-at-least="0.635cm" fo:orphans="2" fo:widows="2" fo:text-indent="0cm" style:auto-text-indent="false" fo:padding="0cm" fo:border="none"/>
      <style:text-properties officeooo:rsid="00162f9e"/>
    </style:style>
    <style:style style:name="P20" style:family="paragraph" style:parent-style-name="Text_20_body" style:list-style-name="L5">
      <style:paragraph-properties fo:margin-left="0cm" fo:margin-right="0cm" fo:margin-top="0cm" fo:margin-bottom="0.318cm" style:contextual-spacing="false" style:line-height-at-least="0.635cm" fo:orphans="2" fo:widows="2" fo:text-indent="0cm" style:auto-text-indent="false" fo:padding="0cm" fo:border="none"/>
      <style:text-properties officeooo:rsid="00162f9e"/>
    </style:style>
    <style:style style:name="P21" style:family="paragraph" style:parent-style-name="Text_20_body" style:list-style-name="L5">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0a0a0a" loext:opacity="100%" fo:letter-spacing="normal" officeooo:rsid="00162f9e"/>
    </style:style>
    <style:style style:name="P22" style:family="paragraph" style:parent-style-name="Text_20_body">
      <style:paragraph-properties fo:margin-left="0cm" fo:margin-right="0cm" fo:margin-top="0cm" fo:margin-bottom="0.318cm" style:contextual-spacing="false" style:line-height-at-least="0.635cm" fo:orphans="2" fo:widows="2" fo:text-indent="0cm" style:auto-text-indent="false"/>
      <style:text-properties officeooo:rsid="00162f9e"/>
    </style:style>
    <style:style style:name="P23" style:family="paragraph" style:parent-style-name="Standard">
      <style:paragraph-properties fo:margin-left="0cm" fo:margin-right="0cm" fo:margin-top="0cm" fo:margin-bottom="0.318cm" style:contextual-spacing="false" fo:line-height="100%" fo:orphans="2" fo:widows="2" fo:text-indent="0cm" style:auto-text-indent="false"/>
      <style:text-properties fo:font-variant="normal" fo:text-transform="none" fo:color="#0a0a0a" loext:opacity="100%" fo:letter-spacing="normal"/>
    </style:style>
    <style:style style:name="P24" style:family="paragraph" style:parent-style-name="Standard">
      <style:paragraph-properties fo:margin-left="0cm" fo:margin-right="0cm" fo:margin-top="0cm" fo:margin-bottom="0.318cm" style:contextual-spacing="false" style:line-height-at-least="0.635cm" fo:orphans="2" fo:widows="2" fo:text-indent="0cm" style:auto-text-indent="false"/>
      <style:text-properties fo:font-variant="normal" fo:text-transform="none" fo:color="#0a0a0a" loext:opacity="100%" style:font-name="Arial" fo:font-size="12pt" fo:letter-spacing="normal" fo:font-style="normal" fo:font-weight="normal"/>
    </style:style>
    <style:style style:name="P25" style:family="paragraph" style:parent-style-name="Text_20_body" style:list-style-name="L6">
      <style:paragraph-properties fo:margin-left="0cm" fo:margin-right="0cm" fo:margin-top="0cm" fo:margin-bottom="0.318cm" style:contextual-spacing="false" style:line-height-at-least="0.635cm" fo:orphans="2" fo:widows="2" fo:text-indent="0cm" style:auto-text-indent="false" fo:padding="0cm" fo:border="none"/>
      <style:text-properties officeooo:rsid="00162f9e"/>
    </style:style>
    <style:style style:name="P26" style:family="paragraph" style:parent-style-name="Text_20_body" style:list-style-name="L6">
      <style:paragraph-properties fo:margin-left="0cm" fo:margin-right="0cm" fo:margin-top="0cm" fo:margin-bottom="0.318cm" style:contextual-spacing="false" fo:line-height="100%" fo:orphans="2" fo:widows="2" fo:text-indent="0cm" style:auto-text-indent="false" fo:padding="0cm" fo:border="none"/>
      <style:text-properties fo:font-variant="normal" fo:text-transform="none" fo:color="#0a0a0a" loext:opacity="100%" fo:letter-spacing="normal" officeooo:rsid="00162f9e"/>
    </style:style>
    <style:style style:name="P27" style:family="paragraph" style:parent-style-name="Text_20_body">
      <style:paragraph-properties fo:margin-left="0cm" fo:margin-right="0cm" fo:margin-top="0cm" fo:margin-bottom="0.318cm" style:contextual-spacing="false" style:line-height-at-least="0.635cm" fo:orphans="2" fo:widows="2" fo:text-indent="0cm" style:auto-text-indent="false"/>
      <style:text-properties fo:font-variant="normal" fo:text-transform="none" fo:color="#0a0a0a" loext:opacity="100%" style:font-name="Arial" fo:font-size="12pt" fo:letter-spacing="normal" fo:font-style="normal" fo:font-weight="normal" officeooo:rsid="00162f9e"/>
    </style:style>
    <style:style style:name="T1" style:family="text">
      <style:text-properties fo:font-weight="bold"/>
    </style:style>
    <style:style style:name="T2" style:family="text">
      <style:text-properties fo:font-family="'Google Sans', sans-serif"/>
    </style:style>
    <style:style style:name="T3" style:family="text">
      <style:text-properties style:font-name="Google Sans Text"/>
    </style:style>
    <style:style style:name="T4" style:family="text">
      <style:text-properties officeooo:rsid="00167353"/>
    </style:style>
    <style:style style:name="T5" style:family="text">
      <style:text-properties officeooo:rsid="0017e8a5"/>
    </style:style>
    <style:style style:name="T6" style:family="text">
      <style:text-properties fo:font-variant="normal" fo:text-transform="none" fo:color="#0a0a0a" loext:opacity="100%" style:font-name="Arial" fo:font-size="12pt" fo:letter-spacing="normal" fo:font-style="normal" fo:font-weight="normal"/>
    </style:style>
    <style:style style:name="T7" style:family="text">
      <style:text-properties fo:font-variant="normal" fo:text-transform="none" fo:color="#0a0a0a" loext:opacity="100%" style:font-name="Arial" fo:font-size="12pt" fo:letter-spacing="normal" fo:font-style="normal" fo:font-weight="bold"/>
    </style:style>
    <style:style style:name="T8" style:family="text">
      <style:text-properties fo:color="#636363" loext:opacity="100%" fo:font-family="'Google Sans', Arial, sans-serif" fo:font-size="8.25pt" fo:font-style="normal" fo:font-weight="bold"/>
    </style:style>
    <style:style style:name="T9" style:family="text">
      <style:text-properties fo:background-color="#e5edff" loext:char-shading-value="0" loext:padding="0cm" loext:border="none"/>
    </style:style>
    <style:style style:name="fr1" style:family="graphic" style:parent-style-name="Graphics">
      <style:graphic-properties fo:margin-left="0cm" fo:margin-right="0.106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reating a new garden bed is one of the most rewarding "blank canvas" projects you can take on. Whether you're looking to boost curb appeal or start a backyard veggie patch, the secret isn't just in the plants—it’s in the prep. </text:span></text:p>
      <text:p text:style-name="P1"><text:span text:style-name="Strong_20_Emphasis"/></text:p>
      <text:h text:style-name="P2" text:outline-level="2"><text:span text:style-name="Strong_20_Emphasis">1. Planning: The "Right Place, Right Plant" Rule</text:span></text:h>
      <text:p text:style-name="P1">Before you dig, observe your space for a few days. Plants are picky about their roommates and their environment.</text:p>
      <text:list text:style-name="L1">
        <text:list-item>
          <text:p text:style-name="P3"><text:bookmark text:name="p-rc_f09d54d9cbbd8d7b-19"/><text:span text:style-name="T1">Sun Exposure:</text:span> Track the light. "Full sun" means 6+ hours of direct sunlight. "Partial shade" is 3–6 hours.</text:p>
          <text:p text:style-name="P4">+1</text:p>
        </text:list-item>
        <text:list-item>
          <text:p text:style-name="P5"><text:bookmark text:name="p-rc_f09d54d9cbbd8d7b-20"/><text:span text:style-name="T1">Drainage:</text:span> After a rain, does the water pool or disappear? Most plants hate "wet feet" (root rot).</text:p>
        </text:list-item>
      </text:list>
      <text:h text:style-name="P2" text:outline-level="2"><text:span text:style-name="Strong_20_Emphasis"><text:span text:style-name="T2">2. Bed Creation Methods</text:span></text:span></text:h>
      <text:p text:style-name="P6">There are two main ways to start a bed, depending on how much "gym time" you wan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text:span text:style-name="Strong_20_Emphasis"><text:span text:style-name="T3">Method</text:span></text:span></text:p>
            </table:table-cell>
            <table:table-cell table:style-name="Table1.A1" office:value-type="string">
              <text:p text:style-name="P7"><text:span text:style-name="Strong_20_Emphasis"><text:span text:style-name="T3">Effort</text:span></text:span></text:p>
            </table:table-cell>
            <table:table-cell table:style-name="Table1.A1" office:value-type="string">
              <text:p text:style-name="P7"><text:span text:style-name="Strong_20_Emphasis"><text:span text:style-name="T3">Best For...</text:span></text:span></text:p>
            </table:table-cell>
          </table:table-row>
        </table:table-header-rows>
        <table:table-row>
          <table:table-cell table:style-name="Table1.A1" office:value-type="string">
            <text:p text:style-name="P8">Digging (Traditional)</text:p>
          </table:table-cell>
          <table:table-cell table:style-name="Table1.A1" office:value-type="string">
            <text:p text:style-name="P9">High</text:p>
          </table:table-cell>
          <table:table-cell table:style-name="Table1.A1" office:value-type="string">
            <text:p text:style-name="P9">Immediate planting; removing tough weeds/grass.</text:p>
          </table:table-cell>
        </table:table-row>
        <table:table-row>
          <table:table-cell table:style-name="Table1.A1" office:value-type="string">
            <text:p text:style-name="P8">Sheet Mulching (No-Dig)</text:p>
          </table:table-cell>
          <table:table-cell table:style-name="Table1.A1" office:value-type="string">
            <text:p text:style-name="P9">Low</text:p>
          </table:table-cell>
          <table:table-cell table:style-name="Table1.A1" office:value-type="string">
            <text:p text:style-name="P9">Improving poor soil; killing grass without chemicals.</text:p>
          </table:table-cell>
        </table:table-row>
        <table:table-row>
          <table:table-cell table:style-name="Table1.A1" office:value-type="string">
            <text:p text:style-name="P8">Raised Beds</text:p>
          </table:table-cell>
          <table:table-cell table:style-name="Table1.A1" office:value-type="string">
            <text:p text:style-name="P9">Medium</text:p>
          </table:table-cell>
          <table:table-cell table:style-name="Table1.A1" office:value-type="string">
            <text:p text:style-name="P9">Poor native soil; easier on the back/knees.</text:p>
          </table:table-cell>
        </table:table-row>
      </table:table>
      <text:p text:style-name="P1"><text:span text:style-name="Strong_20_Emphasis"/></text:p>
      <text:p text:style-name="P1"><text:span text:style-name="Strong_20_Emphasis"><text:span text:style-name="T1">Pro-Tip:</text:span></text:span><text:span text:style-name="Strong_20_Emphasis"> If sheet mulching, lay down plain brown cardboard (no tape/staples) over the grass, soak it with water, and pile 4–6 inches of compost and mulch on top. The grass dies, the cardboard rots, and the worms do the tilling for you. </text:span></text:p>
      <text:p text:style-name="P1"><text:span text:style-name="Strong_20_Emphasis"/></text:p>
      <text:h text:style-name="P2" text:outline-level="2"><text:span text:style-name="Strong_20_Emphasis">3. Soil Preparation</text:span></text:h>
      <text:p text:style-name="P1">Your soil is the "battery" for your plants. Don't skip the upgrade.</text:p>
      <text:list text:style-name="L2">
        <text:list-item>
          <text:p text:style-name="P10"><text:span text:style-name="T1">Test the pH:</text:span> You can get a cheap kit at any garden center. Most plants love a slightly acidic to neutral range.</text:p>
        </text:list-item>
        <text:list-item>
          <text:p text:style-name="P11"><text:bookmark text:name="p-rc_f09d54d9cbbd8d7b-22"/><text:span text:style-name="T1">Amend:</text:span> Mix in <text:span text:style-name="T1">compost</text:span> or well-rotted manure. This improves drainage in clay soil and helps sandy soil hold onto water.</text:p>
        </text:list-item>
        <text:list-item>
          <text:p text:style-name="P11"><text:bookmark text:name="p-rc_f09d54d9cbbd8d7b-23"/><text:span text:style-name="T1">The "Fluff" Factor:</text:span> Avoid stepping on your newly turned soil. Compaction kills the tiny air pockets roots need to breathe.</text:p>
        </text:list-item>
      </text:list>
      <text:p text:style-name="P1"><text:span text:style-name="Strong_20_Emphasis"/></text:p>
      <text:h text:style-name="P2" text:outline-level="2"><text:soft-page-break/><text:span text:style-name="Strong_20_Emphasis">4. The Planting Process</text:span></text:h>
      <text:p text:style-name="P1">When you’re finally ready to put green in the ground, follow these steps:</text:p>
      <text:list text:style-name="L3">
        <text:list-item>
          <text:p text:style-name="P12"><text:span text:style-name="T1">Hydrate:</text:span> Water the plants in their nursery pots about an hour before planting.</text:p>
        </text:list-item>
        <text:list-item>
          <text:p text:style-name="P12"><text:span text:style-name="T1">The Hole:</text:span> Dig a hole twice as wide as the pot, but <text:span text:style-name="T1">no deeper</text:span>.</text:p>
        </text:list-item>
        <text:list-item>
          <text:p text:style-name="P13"><text:bookmark text:name="p-rc_f09d54d9cbbd8d7b-24"/><text:span text:style-name="T1">The Tease:</text:span> If the roots are circling the pot (root-bound), gently tease them outward so they don't continue to grow in a death-spiral.</text:p>
        </text:list-item>
        <text:list-item>
          <text:p text:style-name="P12"><text:span text:style-name="T1">Leveling:</text:span> Ensure the "crown" (where the stem meets the roots) is level with the soil surface. Planting too deep can suffocate the plant.</text:p>
        </text:list-item>
        <text:list-item>
          <text:p text:style-name="P12"><text:span text:style-name="T1">Mulch:</text:span> Add 2–3 inches of wood chips or straw to retain moisture, but keep it an inch away from the plant stems to prevent rot.</text:p>
        </text:list-item>
      </text:list>
      <text:h text:style-name="P14" text:outline-level="3"><text:span text:style-name="Strong_20_Emphasis">A Note on Spacing</text:span></text:h>
      <text:p text:style-name="P1">It’s tempting to pack plants together for an "instant" look, but check the tag for the <text:span text:style-name="T1">mature width</text:span>. That tiny 4-inch perennial might turn into a 3-foot shrub in two years. Give them room to grow, or you'll be pruning and transplanting sooner than you’d like!</text:p>
      <text:p text:style-name="P15">Would you like me to suggest a specific plant list based on your local climate or the amount of sunlight your new bed gets?</text:p>
      <text:p text:style-name="P1"><text:span text:style-name="Strong_20_Emphasis"/></text:p>
      <text:p text:style-name="P16"><text:span text:style-name="Strong_20_Emphasis"><text:span text:style-name="T4">#############################</text:span></text:span></text:p>
      <text:p text:style-name="P16"><text:span text:style-name="Strong_20_Emphasis">Since you are in the </text:span><text:span text:style-name="Strong_20_Emphasis"><text:span text:style-name="T1">Louth area (Lincolnshire)</text:span></text:span><text:span text:style-name="Strong_20_Emphasis">, you are likely in </text:span><text:span text:style-name="Strong_20_Emphasis"><text:span text:style-name="T1">RHS Hardiness Zone H4/H5</text:span></text:span><text:span text:style-name="Strong_20_Emphasis"> (roughly USDA Zone 8). This means your garden can handle a typical British winter, but you likely have </text:span><text:span text:style-name="Strong_20_Emphasis"><text:span text:style-name="T1">clay-heavy soil</text:span></text:span><text:span text:style-name="Strong_20_Emphasis">, which is common in the Lincolnshire Wolds and surrounding marshlands. </text:span></text:p>
      <text:p text:style-name="P16"><text:span text:style-name="Strong_20_Emphasis"/></text:p>
      <text:p text:style-name="P16"><text:span text:style-name="Strong_20_Emphasis">Below are three "recipes" for a new bed based on Louth’s specific conditions. </text:span></text:p>
      <text:p text:style-name="P16"><text:span text:style-name="Strong_20_Emphasis"/></text:p>
      <text:p text:style-name="P17"><text:span text:style-name="Strong_20_Emphasis"><text:span text:style-name="T5">Sheet mulching</text:span></text:span></text:p>
      <text:p text:style-name="P17"><text:span text:style-name="Strong_20_Emphasis"><text:span text:style-name="T6">Sheet mulching, or "lasagna gardening," is </text:span></text:span><text:span text:style-name="Strong_20_Emphasis">a no-dig, organic technique used to convert lawns or weed-filled areas into fertile garden beds by layering materials like cardboard and compost</text:span><text:span text:style-name="Strong_20_Emphasis"><text:span text:style-name="T6">. By layering organic matter, this method smothers existing plants, improves soil structure, retains moisture, and fosters biodiversity, effectively "composting in place"</text:span></text:span><text:span text:style-name="Strong_20_Emphasis"> </text:span></text:p>
      <text:p text:style-name="P18"><text:span text:style-name="Strong_20_Emphasis"><text:span text:style-name="T7">Key Benefits of Sheet Mulching</text:span></text:span></text:p>
      <text:list text:style-name="L4">
        <text:list-item>
          <text:p text:style-name="P19"><text:span text:style-name="Strong_20_Emphasis"><text:span text:style-name="T7">No-Dig/No-Till:</text:span></text:span><text:span text:style-name="T6"> Saves time and physical effort by not digging up grass or soil.</text:span></text:p>
        </text:list-item>
        <text:list-item>
          <text:p text:style-name="P19"><text:span text:style-name="Strong_20_Emphasis"><text:span text:style-name="T7">Weed Control:</text:span></text:span><text:span text:style-name="T6"> Smothers existing vegetation by blocking light.</text:span></text:p>
        </text:list-item>
        <text:list-item>
          <text:p text:style-name="P19"><text:span text:style-name="Strong_20_Emphasis"><text:span text:style-name="T7">Soil Improvement:</text:span></text:span><text:span text:style-name="T6"> Creates rich,, nutrient-dense, and moisture-retaining soil.</text:span></text:p>
        </text:list-item>
        <text:list-item>
          <text:p text:style-name="P19"><text:span text:style-name="Strong_20_Emphasis"><text:span text:style-name="T7">Sustainability:</text:span></text:span><text:span text:style-name="T6"> Reuses waste materials like cardboard, paper, and leaves.</text:span></text:p>
        </text:list-item>
      </text:list>
      <text:p text:style-name="P18"><text:soft-page-break/><text:span text:style-name="Strong_20_Emphasis"><text:span text:style-name="T7">How to Sheet Mulch in 5 Steps</text:span></text:span></text:p>
      <text:list text:style-name="L5">
        <text:list-item>
          <text:p text:style-name="P20"><text:span text:style-name="Strong_20_Emphasis"><text:span text:style-name="T7">Prep:</text:span></text:span><text:span text:style-name="T6"> Mow the area extremely short, leaving the cuttings in place.</text:span></text:p>
        </text:list-item>
        <text:list-item>
          <text:p text:style-name="P20"><text:span text:style-name="Strong_20_Emphasis"><text:span text:style-name="T7">Barrier Layer:</text:span></text:span><text:span text:style-name="T6"> Cover the area with a thick layer of cardboard or several layers of newspaper to stop weeds (overlapping by 6–8 inches).</text:span></text:p>
        </text:list-item>
        <text:list-item>
          <text:p text:style-name="P20"><text:span text:style-name="Strong_20_Emphasis"><text:span text:style-name="T7">Water:</text:span></text:span><text:span text:style-name="T6"> Soak the barrier layer thoroughly to encourage decomposition.</text:span></text:p>
        </text:list-item>
        <text:list-item>
          <text:p text:style-name="P20"><text:span text:style-name="Strong_20_Emphasis"><text:span text:style-name="T7">Add Layers:</text:span></text:span><text:span text:style-name="T6"> Add 4–6 inches of organic materials, such as compost, leaf mold, or grass clippings.</text:span></text:p>
        </text:list-item>
        <text:list-item>
          <text:p text:style-name="P20"><text:span text:style-name="Strong_20_Emphasis"><text:span text:style-name="T7">Top Layer:</text:span></text:span><text:span text:style-name="T6"> Finish with a 2- to 3-inch layer of woody mulch (bark, wood chips) for moisture retention and appearance. </text:span></text:p>
          <text:p text:style-name="P21"><draw:frame draw:style-name="fr1" draw:name="Image1" text:anchor-type="as-char" svg:width="0.318cm" svg:height="0.318cm" draw:z-index="0"><draw:image xlink:href="Pictures/10000001000000800000008084F1B838.png" xlink:type="simple" xlink:show="embed" xlink:actuate="onLoad" draw:mime-type="image/png"/><svg:title>www.permaculture.co.uk</svg:title></draw:frame><text:bookmark text:name="img-FcWYaZ3lDumvhbIPgIbkkQI_16"/><text:span text:style-name="T8">www.permaculture.co.uk +4</text:span></text:p>
        </text:list-item>
      </text:list>
      <text:p text:style-name="P22"><text:span text:style-name="Strong_20_Emphasis"><text:span text:style-name="T7">Best Times for Sheet Mulching</text:span></text:span><text:span text:style-name="T6"><text:line-break/>While this can be done anytime, fall is ideal because it allows time for the materials to decompose before spring planting. For immediate planting, you can cut holes in the cardboard layer to plant directly into the soil.</text:span></text:p>
      <text:p text:style-name="P18"><text:span text:style-name="Strong_20_Emphasis"><text:span text:style-name="T6">The main disadvantage of sheet mulching is that it is a </text:span></text:span><text:span text:style-name="Strong_20_Emphasis"><text:span text:style-name="T7">slow, long-term process</text:span></text:span><text:span text:style-name="Strong_20_Emphasis"><text:span text:style-name="T6"> that can take anywhere from </text:span></text:span><text:span text:style-name="Strong_20_Emphasis"><text:span text:style-name="T7">one to 10 months or more</text:span></text:span><text:span text:style-name="Strong_20_Emphasis"><text:span text:style-name="T6"> to completely kill existing grass and weeds. </text:span></text:span></text:p>
      <text:p text:style-name="P23"><draw:frame draw:style-name="fr1" draw:name="Image2" text:anchor-type="as-char" svg:width="0.318cm" svg:height="0.318cm" draw:z-index="1"><draw:image xlink:href="Pictures/1000000100000080000000808CD4751B.png" xlink:type="simple" xlink:show="embed" xlink:actuate="onLoad" draw:mime-type="image/png"/><svg:title>Rewilding Magazine</svg:title></draw:frame><text:bookmark text:name="img-uMWYaZbWNZy4hbIPgNy2yQ4_1"/><text:span text:style-name="T8">Rewilding Magazine +1</text:span></text:p>
      <text:p text:style-name="P24"><text:span text:style-name="T9">While highly effective at creating new garden beds without tilling, it is not an instant solution, and the "long game" approach can lead to several, smaller, related drawbacks:</text:span> </text:p>
      <text:p text:style-name="P17"><text:span text:style-name="Strong_20_Emphasis"><text:span text:style-name="T7">Patience and Delayed Planting:</text:span></text:span><text:span text:style-name="Strong_20_Emphasis"><text:span text:style-name="T6"> Because the barrier (cardboard/newspaper) needs time to decompose, you cannot immediately plant in the area, often waiting for a full season or, at minimum, several months for it to become effective.</text:span></text:span></text:p>
      <text:list text:style-name="L6">
        <text:list-item>
          <text:p text:style-name="P25"><text:span text:style-name="Strong_20_Emphasis"><text:span text:style-name="T7">Ineffectiveness on Strong Weeds:</text:span></text:span><text:span text:style-name="T6"> Persistent, deep-rooted weeds (such as Bermuda grass, bindweed, or thistles) can penetrate the layers, often requiring additional, more intensive intervention.</text:span></text:p>
        </text:list-item>
        <text:list-item>
          <text:p text:style-name="P25"><text:span text:style-name="Strong_20_Emphasis"><text:span text:style-name="T7">Initial Resource Heavy:</text:span></text:span><text:span text:style-name="T6"> The process requires a large volume of materials, including significant amounts of cardboard, newspaper, and organic mulch (compost, wood chips), which can be labor-intensive to acquire and apply.</text:span></text:p>
        </text:list-item>
        <text:list-item>
          <text:p text:style-name="P25"><text:span text:style-name="Strong_20_Emphasis"><text:span text:style-name="T7">Aesthetics:</text:span></text:span><text:span text:style-name="T6"> The sheet-mulched area can look messy or unsightly for several months while the materials decompose.</text:span></text:p>
        </text:list-item>
        <text:list-item>
          <text:p text:style-name="P25"><text:span text:style-name="Strong_20_Emphasis"><text:span text:style-name="T7">Pest Harboring:</text:span></text:span><text:span text:style-name="T6"> The moist, decomposing,, and sheltered environment created underneath the sheets is an ideal habitat for pests like slugs, snails, and rodents. </text:span></text:p>
          <text:p text:style-name="P26"><draw:frame draw:style-name="fr1" draw:name="Image3" text:anchor-type="as-char" svg:width="0.318cm" svg:height="0.318cm" draw:z-index="2"><draw:image xlink:href="Pictures/1000000100000010000000107B72BBB1.png" xlink:type="simple" xlink:show="embed" xlink:actuate="onLoad" draw:mime-type="image/png"/><svg:title>Smiling Gardener</svg:title></draw:frame><text:bookmark text:name="img-uMWYaZbWNZy4hbIPgNy2yQ4_2"/><text:span text:style-name="T8">Smiling Gardener +4</text:span></text:p>
        </text:list-item>
      </text:list>
      <text:p text:style-name="P27"><text:soft-page-break/><text:span text:style-name="T9">For immediate, "instant" results, digging or tilling is often used instead, though this loses the soil-building benefits of the no-dig sheet mulching technique.</text:span> </text:p>
      <text:p text:style-name="P17"><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0T17:20:31.036460800</meta:creation-date>
    <dc:date>2026-02-20T20:43:33.292286800</dc:date>
    <meta:editing-duration>PT12M49S</meta:editing-duration>
    <meta:editing-cycles>2</meta:editing-cycles>
    <meta:generator>LibreOffice/25.2.7.2$Windows_X86_64 LibreOffice_project/5cbfd1ab6520636bb5f7b99185aa69bd7456825d</meta:generator>
    <meta:document-statistic meta:table-count="1" meta:image-count="3" meta:object-count="0" meta:page-count="4" meta:paragraph-count="64" meta:word-count="1000" meta:character-count="6007" meta:non-whitespace-character-count="5092"/>
  </office:meta>
</office:document-meta>
</file>